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EE8812A7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247cm" fo:margin-left="-0.199cm" fo:margin-top="0cm" fo:margin-bottom="0cm" table:align="left" style:writing-mode="lr-tb"/>
    </style:style>
    <style:style style:name="Tableau1.A" style:family="table-column">
      <style:table-column-properties style:column-width="4.311cm"/>
    </style:style>
    <style:style style:name="Tableau1.C" style:family="table-column">
      <style:table-column-properties style:column-width="4.309cm"/>
    </style:style>
    <style:style style:name="Tableau1.D" style:family="table-column">
      <style:table-column-properties style:column-width="4.314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1"/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oBack"/><text:span text:style-name="T1">Rapport de calcul statistiques - </text:span><text:span text:style-name="T1"><text:database-display text:table-name="" text:table-type="table" text:column-name="$portefeuilleName">«$portefeuilleName»</text:database-display></text:span></text:p>
      <text:p text:style-name="Standard">Portefeuille défini du <text:database-display text:table-name="" text:table-type="table" text:column-name="$dateDeb">«$dateDeb»</text:database-display> au <text:database-display text:table-name="" text:table-type="table" text:column-name="$dateFin">«$dateFin»</text:database-display>.</text:p>
      <text:p text:style-name="Standard">Composition du «$portefeuilleName» de valeur <text:database-display text:table-name="" text:table-type="table" text:column-name="$val">«$val»</text:database-display> au <text:database-display text:table-name="" text:table-type="table" text:column-name="$date">«$date»</text:database-display>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3">Asset</text:p>
          </table:table-cell>
          <table:table-cell table:style-name="Tableau1.A1" office:value-type="string">
            <text:p text:style-name="P3">Quantité</text:p>
          </table:table-cell>
          <table:table-cell table:style-name="Tableau1.A1" office:value-type="string">
            <text:p text:style-name="P3">Prix unitaire</text:p>
          </table:table-cell>
          <table:table-cell table:style-name="Tableau1.A1" office:value-type="string">
            <text:p text:style-name="P3">Prix total</text:p>
          </table:table-cell>
        </table:table-row>
        <table:table-row table:style-name="Tableau1.1">
          <table:table-cell table:style-name="Tableau1.A1" office:value-type="string">
            <text:p text:style-name="P3"><text:database-display text:table-name="" text:table-type="table" text:column-name="$asset.Name">«$asset.Name»</text:database-display></text:p>
          </table:table-cell>
          <table:table-cell table:style-name="Tableau1.A1" office:value-type="string">
            <text:p text:style-name="P3"><text:database-display text:table-name="" text:table-type="table" text:column-name="$asset.Qte">«$asset.Qte»</text:database-display></text:p>
          </table:table-cell>
          <table:table-cell table:style-name="Tableau1.A1" office:value-type="string">
            <text:p text:style-name="P3"><text:database-display text:table-name="" text:table-type="table" text:column-name="$asset.Unit">«$asset.Unit»</text:database-display></text:p>
          </table:table-cell>
          <table:table-cell table:style-name="Tableau1.A1" office:value-type="string">
            <text:p text:style-name="P3"><text:database-display text:table-name="" text:table-type="table" text:column-name="$asset.Total">«$asset.Total»</text:database-display></text:p>
          </table:table-cell>
        </table:table-row>
      </table:table>
      <text:p text:style-name="Standard"/>
      <text:p text:style-name="Standard">Valeurs statistiques :</text:p>
      <text:list xml:id="list2452514363190083945" text:style-name="WWNum1">
        <text:list-item>
          <text:p text:style-name="P2">Moyenne : <text:database-display text:table-name="" text:table-type="table" text:column-name="$moyenne">«$moyenne»</text:database-display></text:p>
        </text:list-item>
        <text:list-item>
          <text:p text:style-name="P2">Variance : <text:database-display text:table-name="" text:table-type="table" text:column-name="$variance">«$variance»</text:database-display></text:p>
        </text:list-item>
        <text:list-item>
          <text:p text:style-name="P2">Kurtosis : <text:database-display text:table-name="" text:table-type="table" text:column-name="$kurtosis">«$kurtosis»</text:database-display></text:p>
        </text:list-item>
        <text:list-item>
          <text:p text:style-name="P2">Valeurs extrêmes : <text:database-display text:table-name="" text:table-type="table" text:column-name="$min">«$min»</text:database-display> - <text:database-display text:table-name="" text:table-type="table" text:column-name="$max">«$max»</text:database-display></text:p>
        </text:list-item>
      </text:list>
      <text:p text:style-name="Standard">Chart 1 :</text:p>
      <text:p text:style-name="P1"><text:bookmark-start text:name="chart1"/><draw:frame draw:style-name="fr1" draw:name="Image 1" text:anchor-type="as-char" svg:width="13.811cm" svg:height="3.639cm" draw:z-index="0"><draw:image xlink:href="Pictures/100000000000001C0000001EE8812A78.png" xlink:type="simple" xlink:show="embed" xlink:actuate="onLoad"/></draw:frame><text:bookmark-end text:name="chart1"/></text:p>
      <text:p text:style-name="Standard">Chart 2 :</text:p>
      <text:p text:style-name="P1"><text:bookmark-start text:name="chart2"/><draw:frame draw:style-name="fr1" draw:name="Image 2" text:anchor-type="as-char" svg:width="12.806cm" svg:height="5.953cm" draw:z-index="1"><draw:image xlink:href="Pictures/100000000000001C0000001EE8812A78.png" xlink:type="simple" xlink:show="embed" xlink:actuate="onLoad"/></draw:frame><text:bookmark-end text:name="char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roid Sans Fallback" style:font-size-asian="11pt" style:language-asian="fr" style:country-asian="FR" style:font-name-complex="F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roid Sans Fallback" style:font-size-asian="11pt" style:language-asian="fr" style:country-asian="F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hanging" style:writing-mode="lr-tb">
        <style:tab-stops>
          <style:tab-stop style:position="1.251cm"/>
        </style:tab-stops>
      </style:paragraph-properties>
      <style:text-properties fo:color="#00000a" style:font-name="Times New Roman" fo:font-family="'Times New Roman'" style:font-family-generic="roman" style:font-pitch="variable" fo:font-size="12pt" style:font-name-asian="Droid Sans Fallback" style:font-family-asian="'Droid Sans Fallback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.423cm" fo:margin-bottom="0.212cm" style:contextual-spacing="false" fo:text-align="start" style:justify-single-word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rsoft</meta:initial-creator>
    <dc:creator>Paul</dc:creator>
    <meta:editing-cycles>4</meta:editing-cycles>
    <meta:creation-date>2014-03-12T09:52:00</meta:creation-date>
    <dc:date>2014-05-08T18:15:00</dc:date>
    <meta:editing-duration>PT15S</meta:editing-duration>
    <meta:generator>LibreOffice/4.2.3.3$Linux_X86_64 LibreOffice_project/420m0$Build-3</meta:generator>
    <meta:document-statistic meta:table-count="1" meta:image-count="2" meta:object-count="0" meta:page-count="1" meta:paragraph-count="20" meta:word-count="58" meta:character-count="392" meta:non-whitespace-character-count="35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